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style:font-name="Courier New" officeooo:paragraph-rsid="0004ddf5"/>
    </style:style>
    <style:style style:name="P2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officeooo:paragraph-rsid="0004ddf5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urier New" officeooo:paragraph-rsid="0004ddf5"/>
    </style:style>
    <style:style style:name="P4" style:family="paragraph" style:parent-style-name="Standard">
      <style:paragraph-properties fo:margin-left="0cm" fo:margin-right="0cm" fo:margin-top="0.199cm" fo:margin-bottom="0cm" style:contextual-spacing="false" fo:text-indent="1.251cm" style:auto-text-indent="false"/>
      <style:text-properties officeooo:paragraph-rsid="0004dd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font-name="Times New Roman1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Linux socket-функции реализуются одним системным вызовом <text:span text:style-name="T2">socketcall</text:span> <text:span text:style-name="T3">(</text:span><text:span text:style-name="T4">№102)</text:span></text:p>
      <text:p text:style-name="P1">int socketcall(int call, unsigned long *args); </text:p>
      <text:p text:style-name="P4">Системному вызову <text:span text:style-name="T2">socketcall</text:span> нужно передать два аргумента. Первый <text:span text:style-name="T5">─ </text:span>это номер нужной функции. В заголовочном файле net.h перечислены все имеющиеся функции:</text:p>
      <text:p text:style-name="P3">SYS_SOCKET <text:tab/><text:tab/> 1</text:p>
      <text:p text:style-name="P3">SYS_BIND <text:tab/><text:tab/><text:tab/> 2</text:p>
      <text:p text:style-name="P3">SYS_CONNECT <text:tab/><text:tab/> 3</text:p>
      <text:p text:style-name="P3">SYS_LISTEN <text:tab/><text:tab/> 4</text:p>
      <text:p text:style-name="P3">SYS_ACCEPT <text:tab/><text:tab/> 5</text:p>
      <text:p text:style-name="P3">SYS_GETSOCKNAME <text:tab/> 6</text:p>
      <text:p text:style-name="P3">SYS_GETPEERNAME <text:tab/> 7</text:p>
      <text:p text:style-name="P3">SYS_SOCKETPAIR <text:tab/> 8</text:p>
      <text:p text:style-name="P3">SYS_SEND <text:tab/><text:tab/><text:tab/> 9</text:p>
      <text:p text:style-name="P3">SYS_RECV <text:tab/><text:tab/><text:tab/>10</text:p>
      <text:p text:style-name="P3">SYS_SENDTO <text:tab/><text:tab/>11</text:p>
      <text:p text:style-name="P3">SYS_RECVFROM <text:tab/><text:tab/>12</text:p>
      <text:p text:style-name="P3">SYS_SHUTDOWN <text:tab/><text:tab/>13</text:p>
      <text:p text:style-name="P3">SYS_SETSOCKOPT <text:tab/>14</text:p>
      <text:p text:style-name="P3">SYS_GETSOCKOPT <text:tab/>15</text:p>
      <text:p text:style-name="P3">SYS_SENDMSG <text:tab/><text:tab/>16</text:p>
      <text:p text:style-name="P3">SYS RECVMSG <text:tab/><text:tab/>17</text:p>
      <text:p text:style-name="P4">Второй аргумент <text:span text:style-name="T2">socketcall </text:span><text:span text:style-name="T5">─</text:span> это указатель на список аргументов, передаваемых заданной функции.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sky </meta:initial-creator>
    <meta:creation-date>2015-02-20T10:52:57</meta:creation-date>
    <dc:date>2015-02-20T10:53:54</dc:date>
    <dc:creator>lipsky </dc:creator>
    <meta:editing-duration>P0D</meta:editing-duration>
    <meta:editing-cycles>1</meta:editing-cycles>
    <meta:document-statistic meta:table-count="0" meta:image-count="0" meta:object-count="0" meta:page-count="1" meta:paragraph-count="21" meta:word-count="83" meta:character-count="649" meta:non-whitespace-character-count="545"/>
    <meta:generator>LibreOffice/4.0.2.2$Linux_X86_64 LibreOffice_project/400m0$Build-2</meta:generator>
  </office:meta>
</office:document-meta>
</file>